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cccccc" draw:textarea-horizontal-align="justify" draw:textarea-vertical-align="middle" draw:auto-grow-height="false" fo:min-height="1.02cm" fo:min-width="0.77cm"/>
      <style:paragraph-properties style:writing-mode="lr-tb"/>
    </style:style>
    <style:style style:name="gr2" style:family="graphic" style:parent-style-name="standard">
      <style:graphic-properties svg:stroke-color="#dddddd" draw:fill-color="#cccccc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1.952cm" svg:y="3.8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5.762cm" svg:y="1.95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762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5.762cm" svg:y="3.85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857cm" svg:y="5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.952cm" svg:y="5.762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3.857cm" svg:y="3.85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.952cm" svg:y="1.95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857cm" svg:y="1.952cm">
          <text:p text:style-name="P1">2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43cm" svg:height="0.962cm" svg:x="2.27cm" svg:y="7.985cm">
          <draw:text-box>
            <text:p>Solved puzzle</text:p>
          </draw:text-box>
        </draw:frame>
        <draw:line draw:style-name="gr4" draw:text-style-name="P4" draw:layer="layout" svg:x1="1cm" svg:y1="8.937cm" svg:x2="7.667cm" svg:y2="8.937cm">
          <text:p/>
        </draw:line>
        <draw:line draw:style-name="gr4" draw:text-style-name="P4" draw:layer="layout" svg:x1="7.667cm" svg:y1="8.937cm" svg:x2="7.667cm" svg:y2="1cm">
          <text:p/>
        </draw:line>
        <draw:custom-shape draw:style-name="gr1" draw:text-style-name="P2" draw:layer="layout" svg:width="1.27cm" svg:height="1.27cm" svg:x="1.952cm" svg:y="3.8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5.762cm" svg:y="1.95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762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5.762cm" svg:y="3.85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857cm" svg:y="5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.952cm" svg:y="5.762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3.857cm" svg:y="3.85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.952cm" svg:y="1.95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857cm" svg:y="1.952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073cm" svg:height="0.962cm" svg:x="8.579cm" svg:y="7.658cm">
          <draw:text-box>
            <text:p>Starting config <text:span text:style-name="T1">3x</text:span><text:span text:style-name="T1">3</text:span></text:p>
          </draw:text-box>
        </draw:frame>
        <draw:custom-shape draw:style-name="gr1" draw:text-style-name="P2" draw:layer="layout" svg:width="1.27cm" svg:height="1.27cm" svg:x="10.842cm" svg:y="3.857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8.937cm" svg:y="3.8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842cm" svg:y="1.95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8.937cm" svg:y="1.95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747cm" svg:y="1.95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12.747cm" svg:y="5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747cm" svg:y="3.85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842cm" svg:y="5.7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8.302cm" svg:y1="8.937cm" svg:x2="26.4cm" svg:y2="8.937cm">
          <text:p/>
        </draw:line>
        <draw:frame draw:style-name="gr5" draw:text-style-name="P3" draw:layer="layout" svg:width="6.073cm" svg:height="0.962cm" svg:x="8.62cm" svg:y="13.7cm">
          <draw:text-box>
            <text:p>Starting config <text:span text:style-name="T1">3x</text:span><text:span text:style-name="T1">2</text:span></text:p>
          </draw:text-box>
        </draw:frame>
        <draw:custom-shape draw:style-name="gr1" draw:text-style-name="P2" draw:layer="layout" svg:width="1.27cm" svg:height="1.27cm" svg:x="5.127cm" svg:y="9.8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222cm" svg:y="11.79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222cm" svg:y="9.8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.317cm" svg:y="9.8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.317cm" svg:y="11.79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443cm" svg:height="0.962cm" svg:x="1.952cm" svg:y="13.7cm">
          <draw:text-box>
            <text:p>Solved puzzle</text:p>
          </draw:text-box>
        </draw:frame>
        <draw:line draw:style-name="gr4" draw:text-style-name="P4" draw:layer="layout" svg:x1="1cm" svg:y1="14.652cm" svg:x2="7.35cm" svg:y2="14.652cm">
          <text:p/>
        </draw:line>
        <draw:line draw:style-name="gr4" draw:text-style-name="P4" draw:layer="layout" svg:x1="7.61cm" svg:y1="14.652cm" svg:x2="7.61cm" svg:y2="8.937cm">
          <text:p/>
        </draw:line>
        <draw:custom-shape draw:style-name="gr1" draw:text-style-name="P2" draw:layer="layout" svg:width="1.27cm" svg:height="1.27cm" svg:x="9.89cm" svg:y="9.89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11.795cm" svg:y="9.89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9.89cm" svg:y="11.79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795cm" svg:y="11.79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13.7cm" svg:y="11.79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8.677cm" svg:y1="14.652cm" svg:x2="15.027cm" svg:y2="14.652cm">
          <text:p/>
        </draw:line>
        <draw:line draw:style-name="gr4" draw:text-style-name="P4" draw:layer="layout" svg:x1="15.287cm" svg:y1="14.652cm" svg:x2="15.287cm" svg:y2="8.937cm">
          <text:p/>
        </draw:line>
        <draw:custom-shape draw:style-name="gr1" draw:text-style-name="P2" draw:layer="layout" svg:width="1.27cm" svg:height="1.27cm" svg:x="21.32cm" svg:y="9.89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19.415cm" svg:y="11.795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19.415cm" svg:y="9.8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7.51cm" svg:y="9.89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27cm" svg:x="17.51cm" svg:y="11.79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29T18:43:29.908031315</meta:creation-date>
    <dc:date>2025-12-30T21:00:56.209729339</dc:date>
    <meta:editing-duration>PT6H17M59S</meta:editing-duration>
    <meta:editing-cycles>3</meta:editing-cycles>
    <meta:generator>LibreOffice/7.3.7.2$Linux_X86_64 LibreOffice_project/30$Build-2</meta:generator>
    <meta:document-statistic meta:object-count="52"/>
  </office:meta>
</office:document-meta>
</file>